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5-06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4-11-1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4-06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4-05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4-05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3-11-29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3-07-1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3-05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3-02-0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2-11-28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2-08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2-05-1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2-02-0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1-11-1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1-08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1-05-20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1-02-2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0-12-0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0-08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20-02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9-12-0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9-07-1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9-04-29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9-02-12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8-10-2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8-07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8-05-3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8-03-08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7-12-1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7-08-2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7-05-2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7-01-2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6-11-21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6-09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6-06-20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6-01-26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5-12-01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5-07-30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5-07-0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5-03-2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4-11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4-08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4-06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4-03-20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3-11-1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3-09-2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3-05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3-03-1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3-01-1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2-09-1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2-07-1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2-03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1-11-09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1-09-1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1-06-0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1-03-10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0-12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0-09-1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0-06-1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10-03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9-12-03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9-08-2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9-05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9-03-03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8-11-05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8-09-1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8-07-10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8-02-27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7-11-2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7-09-2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7-08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7-05-16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7-03-07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6-11-2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6-09-2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6-06-1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6-03-2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5-11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5-09-15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5-05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5-03-0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4-11-3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4-09-22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4-05-19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4-03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3-12-1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3-09-04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3-05-1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3-03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2-11-1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2-09-1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2-06-1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2-03-1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1-12-0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1-09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1-07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1-04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9-2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9-0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8-0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7-0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6-0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5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4-06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3-1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2-0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2000-01-0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12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11-0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10-2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09-1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08-0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07-0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06-2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05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04-1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03-1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02-0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9-01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12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11-0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10-2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09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08-1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07-1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06-2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05-0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04-1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03-0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02-1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8-01-1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11-05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10-10 0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09-0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08-0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07-07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06-06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05-0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04-1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03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7-02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640116431501</text:p>
          </table:table-cell>
          <table:table-cell office:value-type="string" calcext:value-type="string">
            <text:p>228 <text:s/>S11 E47 28DCD 1 <text:s text:c="3"/>Beatty Wash Terrace Well</text:p>
          </table:table-cell>
          <table:table-cell office:value-type="string" calcext:value-type="string">
            <text:p>1996-07-1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94" meta:object-count="0"/>
    <meta:user-defined meta:name="AppVersion">3.0</meta:user-defined>
  </office:meta>
</office:document-meta>
</file>